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style:border-line-width-bottom="0.0008in 0.0138in 0.0008in" fo:padding="0.0291in" fo:border-left="none" fo:border-right="none" fo:border-top="none" fo:border-bottom="0.0154in double #000000" style:join-border="fals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L</text:p>
      <text:p text:style-name="Standard"/>
      <text:p text:style-name="Standard"><text:a xlink:type="simple" xlink:href="http://uv.ulb.ac.be/course/view.php?id=59893" text:style-name="Internet_20_link" text:visited-style-name="Visited_20_Internet_20_Link">http://uv.ulb.ac.be/course/view.php?id=59893</text:a></text:p>
      <text:p text:style-name="Standard">Against the gods: the remarkable history of risk: Bernstein</text:p>
      <text:p text:style-name="Standard"/>
      <text:p text:style-name="Standard">All models are wrong, some are useful.</text:p>
      <text:p text:style-name="Standard"/>
      <text:p text:style-name="Standard"><text:span text:style-name="T1">induction</text:span> : model → data </text:p>
      <text:p text:style-name="Standard">bottom → up. draws probable conclusions</text:p>
      <text:p text:style-name="Standard">until now all professors I met are smart. SO this professor is also smart.</text:p>
      <text:p text:style-name="Standard">conclusion may be false. It is a generalisation, it is ampliative. Induction leap</text:p>
      <text:p text:style-name="P1">Inductive bias</text:p>
      <text:p text:style-name="Standard"/>
      <text:p text:style-name="Standard"><text:span text:style-name="T1">deduction</text:span> : data → model</text:p>
      <text:p text:style-name="Standard">all professors are smart. so this professor is also smart.</text:p>
      <text:p text:style-name="Standard">never leads to false conclusions, it is truth preserving, you are not adding/discovering anything</text:p>
      <text:p text:style-name="Standard"/>
      <text:p text:style-name="Standard"/>
      <text:p text:style-name="Standard">David hume: is it possible to discover truth from experience? =&gt; all science relies on a supposition (that the regularity held in the past will continue in the future)</text:p>
      <text:p text:style-name="Standard"/>
      <text:p text:style-name="Standard">tabula rasa: learn from nothing but from data</text:p>
      <text:p text:style-name="Standard"/>
      <text:p text:style-name="Standard">Inductive reasoning is necessary even though it is not logically vali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14T14:10:09.61</meta:creation-date>
    <dc:date>2017-02-14T15:00:20.88</dc:date>
    <meta:editing-duration>PT50M6S</meta:editing-duration>
    <meta:editing-cycles>13</meta:editing-cycles>
    <meta:generator>OpenOffice/4.1.3$Win32 OpenOffice.org_project/413m1$Build-9783</meta:generator>
    <meta:document-statistic meta:table-count="0" meta:image-count="0" meta:object-count="0" meta:page-count="1" meta:paragraph-count="15" meta:word-count="135" meta:character-count="838"/>
  </office:meta>
</office:document-meta>
</file>